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S Code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S Cod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É</text:p>
                <text:list>
                  <text:list-item>
                    <text:p>Um editor de código-fonte leve, mas poderoso e rico em funcionalidades (MICROSOFT, 2021)</text:p>
                  </text:list-item>
                  <text:list-item>
                    <text:p>Uma ferramenta de código aberto (MICROSOFT, N. D.)</text:p>
                  </text:list-item>
                </text:list>
              </text:list-item>
              <text:list-item>
                <text:p>Módulos</text:p>
                <text:list>
                  <text:list-item>
                    <text:p>Instal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icrosoft. (2021, November 3). Documentation for visual studio code. RSS. https://code.visualstudio.com/docs </text:p>
              </text:list-item>
              <text:list-item>
                <text:p>Microsoft. (n.d.). Microsoft/vscode: Visual studio code. GitHub. https://github.com/microsoft/vscod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23:12:49.637689170</meta:creation-date>
    <dc:date>2023-06-07T23:26:15.783122155</dc:date>
    <meta:editing-duration>PT13M28S</meta:editing-duration>
    <meta:editing-cycles>1</meta:editing-cycles>
    <meta:document-statistic meta:object-count="29"/>
    <meta:generator>LibreOffice/7.5.3.2$Linux_X86_64 LibreOffice_project/50$Build-2</meta:generator>
  </office:meta>
</office:document-meta>
</file>